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Rosewood 1</text:p>
          </table:table-cell>
          <table:table-cell office:value-type="string">
            <text:p>AG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genburg 1</text:p>
          </table:table-cell>
          <table:table-cell office:value-type="string">
            <text:p>AG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G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Quentin Reimer</text:p>
          </table:table-cell>
          <table:table-cell office:value-type="string">
            <text:p>Rosewood 1</text:p>
          </table:table-cell>
          <table:table-cell office:value-type="string">
            <text:p>A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ason Ulrikson</text:p>
          </table:table-cell>
          <table:table-cell office:value-type="string">
            <text:p>Rosewood 1</text:p>
          </table:table-cell>
          <table:table-cell office:value-type="string">
            <text:p>A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m Ulrikson</text:p>
          </table:table-cell>
          <table:table-cell office:value-type="string">
            <text:p>Rosewood 1</text:p>
          </table:table-cell>
          <table:table-cell office:value-type="string">
            <text:p>AG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iyah Wilder</text:p>
          </table:table-cell>
          <table:table-cell office:value-type="string">
            <text:p>Rosewood 1</text:p>
          </table:table-cell>
          <table:table-cell office:value-type="string">
            <text:p>AG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osewood 1</text:p>
          </table:table-cell>
          <table:table-cell office:value-type="string">
            <text:p>A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tlyn Hatt</text:p>
          </table:table-cell>
          <table:table-cell office:value-type="string">
            <text:p>Langenburg 1</text:p>
          </table:table-cell>
          <table:table-cell office:value-type="string">
            <text:p>AG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y Hrycak</text:p>
          </table:table-cell>
          <table:table-cell office:value-type="string">
            <text:p>Langenburg 1</text:p>
          </table:table-cell>
          <table:table-cell office:value-type="string">
            <text:p>AG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evin Waldherr</text:p>
          </table:table-cell>
          <table:table-cell office:value-type="string">
            <text:p>Langenburg 1</text:p>
          </table:table-cell>
          <table:table-cell office:value-type="string">
            <text:p>A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G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G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9:47.84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